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34" officeooo:paragraph-rsid="0017e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me efficency is O(n) </text:p>
      <text:p text:style-name="P1">BFS traverses through the entire tree level by level until it reach the leaf node and stop</text:p>
      <text:p text:style-name="Standard"/>
      <text:p text:style-name="Standard"/>
      <text:p text:style-name="Standard"/>
      <text:p text:style-name="Standard"/>
      <text:p text:style-name="Standard"/>
      <text:p text:style-name="Standard">BFS(tree, root):</text:p>
      <text:p text:style-name="Standard"><text:s text:c="4"/>Initialize an empty set 'visited' to keep track of visited nodes</text:p>
      <text:p text:style-name="Standard"><text:s text:c="4"/>Initialize a queue 'Q' and enqueue the root node</text:p>
      <text:p text:style-name="Standard"/>
      <text:p text:style-name="Standard"><text:s text:c="4"/>while Q is not empty:</text:p>
      <text:p text:style-name="Standard"><text:s text:c="8"/>node = Q.dequeue() <text:s/>// Remove the front node of the queue</text:p>
      <text:p text:style-name="Standard"><text:s text:c="8"/>if node is not in visited:</text:p>
      <text:p text:style-name="Standard"><text:s text:c="12"/>Visit(node) <text:s/>// This could be a print statement or other operation</text:p>
      <text:p text:style-name="Standard"><text:s text:c="12"/>Mark node as visited by adding it to the 'visited' set</text:p>
      <text:p text:style-name="Standard"/>
      <text:p text:style-name="Standard"><text:s text:c="12"/>for each child in node.children:</text:p>
      <text:p text:style-name="Standard"><text:s text:c="16"/>if child is not in visited:</text:p>
      <text:p text:style-name="Standard"><text:s text:c="20"/>Q.enqueue(child) <text:s/>// Add unvisited children to the que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20:32:56.475713719</meta:creation-date>
    <dc:date>2024-04-13T15:14:34.407313827</dc:date>
    <meta:editing-duration>PT3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06" meta:character-count="680" meta:non-whitespace-character-count="483"/>
  </office:meta>
</office:document-meta>
</file>